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23cm"/>
    </style:style>
    <style:style style:name="co3" style:family="table-column">
      <style:table-column-properties fo:break-before="auto" style:column-width="4.987cm"/>
    </style:style>
    <style:style style:name="co4" style:family="table-column">
      <style:table-column-properties fo:break-before="auto" style:column-width="5.117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4.807cm"/>
    </style:style>
    <style:style style:name="co8" style:family="table-column">
      <style:table-column-properties fo:break-before="auto" style:column-width="4.184cm"/>
    </style:style>
    <style:style style:name="co9" style:family="table-column">
      <style:table-column-properties fo:break-before="auto" style:column-width="4.7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ff45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00fa9a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e0ffff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e0ffff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1.652cm" fo:min-width="0.506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479cm" fo:min-width="4.932cm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1.78cm" fo:min-width="0.545cm"/>
      <style:paragraph-properties style:writing-mode="lr-tb" fo:text-align="center"/>
    </style:style>
    <style:style style:name="gr4" style:family="graphic">
      <style:graphic-properties draw:textarea-horizontal-align="justify" draw:textarea-vertical-align="middle" draw:auto-grow-height="false" fo:min-height="0.664cm" fo:min-width="3.062cm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2.364cm" fo:min-width="0.545cm"/>
      <style:paragraph-properties style:writing-mode="lr-tb" fo:text-align="center"/>
    </style:style>
    <style:style style:name="gr6" style:family="graphic">
      <style:graphic-properties draw:textarea-horizontal-align="justify" draw:textarea-vertical-align="middle" draw:auto-grow-height="false" fo:min-height="0.399cm" fo:min-width="2.93cm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3.24cm" fo:min-width="0.545cm"/>
      <style:paragraph-properties style:writing-mode="lr-tb" fo:text-align="center"/>
    </style:style>
    <style:style style:name="gr8" style:family="graphic">
      <style:graphic-properties draw:textarea-horizontal-align="justify" draw:textarea-vertical-align="middle" draw:auto-grow-height="false" fo:min-height="3.958cm" fo:min-width="0.545cm"/>
      <style:paragraph-properties style:writing-mode="lr-tb" fo:text-align="center"/>
    </style:style>
    <style:style style:name="gr9" style:family="graphic">
      <style:graphic-properties draw:textarea-horizontal-align="justify" draw:textarea-vertical-align="middle" draw:auto-grow-height="false" fo:min-height="0.664cm" fo:min-width="7.921cm"/>
      <style:paragraph-properties style:writing-mode="lr-tb" fo:text-align="center"/>
    </style:style>
    <style:style style:name="gr10" style:family="graphic">
      <style:graphic-properties draw:textarea-horizontal-align="justify" draw:textarea-vertical-align="middle" draw:auto-grow-height="false" fo:min-height="0.452cm" fo:min-width="2.99cm"/>
      <style:paragraph-properties style:writing-mode="lr-tb" fo:text-align="center"/>
    </style:style>
    <style:style style:name="gr11" style:family="graphic">
      <style:graphic-properties draw:textarea-horizontal-align="justify" draw:textarea-vertical-align="middle" draw:auto-grow-height="false" fo:min-height="3.08cm" fo:min-width="0.545cm"/>
      <style:paragraph-properties style:writing-mode="lr-tb" fo:text-align="center"/>
    </style:style>
    <style:style style:name="gr12" style:family="graphic">
      <style:graphic-properties draw:textarea-horizontal-align="justify" draw:textarea-vertical-align="middle" draw:auto-grow-height="false" fo:min-height="0.664cm" fo:min-width="5.002cm"/>
      <style:paragraph-properties style:writing-mode="lr-tb" fo:text-align="center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Diagrama" table:style-name="ta1">
        <table:shapes>
          <draw:custom-shape draw:z-index="0" draw:name="Forma 1" draw:style-name="gr1" draw:text-style-name="P1" svg:width="1.012cm" svg:height="1.886cm" svg:x="20.771cm" svg:y="6.32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Forma 2" draw:style-name="gr2" draw:text-style-name="P1" svg:width="4.932cm" svg:height="0.479cm" svg:x="18.875cm" svg:y="8.1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z-index="2" draw:name="Forma 3" draw:style-name="gr3" draw:text-style-name="P1" svg:width="0.545cm" svg:height="1.78cm" svg:x="15.857cm" svg:y="10.358cm">
            <text:p text:style-name="P1">1<text:line-break/>:<text:line-break/>M</text:p>
            <draw:enhanced-geometry svg:viewBox="0 0 21600 21600" draw:type="rectangle" draw:enhanced-path="M 0 0 L 21600 0 21600 21600 0 21600 0 0 Z N"/>
          </draw:custom-shape>
          <draw:custom-shape draw:z-index="3" draw:name="Forma 4" draw:style-name="gr4" draw:text-style-name="P1" svg:width="3.062cm" svg:height="0.664cm" svg:x="15.727cm" svg:y="18.301cm">
            <text:p/>
            <draw:enhanced-geometry svg:viewBox="0 0 21600 21600" draw:type="rectangle" draw:enhanced-path="M 0 0 L 21600 0 21600 21600 0 21600 0 0 Z N"/>
          </draw:custom-shape>
          <draw:custom-shape draw:z-index="4" draw:name="Forma 5" draw:style-name="gr5" draw:text-style-name="P1" svg:width="0.545cm" svg:height="2.364cm" svg:x="15.727cm" svg:y="16.628cm">
            <text:p text:style-name="P1">M<text:line-break/>:<text:line-break/>1</text:p>
            <draw:enhanced-geometry svg:viewBox="0 0 21600 21600" draw:type="rectangle" draw:enhanced-path="M 0 0 L 21600 0 21600 21600 0 21600 0 0 Z N"/>
          </draw:custom-shape>
          <draw:custom-shape draw:z-index="5" draw:name="Forma 6" draw:style-name="gr6" draw:text-style-name="P1" svg:width="2.93cm" svg:height="0.399cm" svg:x="26.012cm" svg:y="12.271cm">
            <text:p/>
            <draw:enhanced-geometry svg:viewBox="0 0 21600 21600" draw:type="rectangle" draw:enhanced-path="M 0 0 L 21600 0 21600 21600 0 21600 0 0 Z N"/>
          </draw:custom-shape>
          <draw:custom-shape draw:z-index="6" draw:name="Forma 7" draw:style-name="gr7" draw:text-style-name="P1" svg:width="0.545cm" svg:height="3.24cm" svg:x="26.06cm" svg:y="9.483cm">
            <text:p text:style-name="P1">1<text:line-break/>:<text:line-break/>1</text:p>
            <draw:enhanced-geometry svg:viewBox="0 0 21600 21600" draw:type="rectangle" draw:enhanced-path="M 0 0 L 21600 0 21600 21600 0 21600 0 0 Z N"/>
          </draw:custom-shape>
          <draw:custom-shape draw:z-index="7" draw:name="Forma 8" draw:style-name="gr8" draw:text-style-name="P1" svg:width="0.545cm" svg:height="3.958cm" svg:x="21.047cm" svg:y="13.573cm"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z-index="8" draw:name="Forma 9" draw:style-name="gr9" draw:text-style-name="P1" svg:width="7.921cm" svg:height="0.664cm" svg:x="21.024cm" svg:y="13.573cm">
            <text:p text:style-name="P1">M:1</text:p>
            <draw:enhanced-geometry svg:viewBox="0 0 21600 21600" draw:type="rectangle" draw:enhanced-path="M 0 0 L 21600 0 21600 21600 0 21600 0 0 Z N"/>
          </draw:custom-shape>
          <draw:custom-shape draw:z-index="9" draw:name="Forma 10" draw:style-name="gr10" draw:text-style-name="P1" svg:width="2.99cm" svg:height="0.452cm" svg:x="34.035cm" svg:y="11.926cm">
            <text:p text:style-name="P1">1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a 11" draw:style-name="gr11" draw:text-style-name="P1" svg:width="0.545cm" svg:height="3.08cm" svg:x="39.074cm" svg:y="14cm">
            <text:p text:style-name="P1">1<text:line-break/>:<text:line-break/>1</text:p>
            <draw:enhanced-geometry svg:viewBox="0 0 21600 21600" draw:type="rectangle" draw:enhanced-path="M 0 0 L 21600 0 21600 21600 0 21600 0 0 Z N"/>
          </draw:custom-shape>
          <draw:custom-shape draw:z-index="11" draw:name="Forma 12" draw:style-name="gr10" draw:text-style-name="P1" svg:width="2.99cm" svg:height="0.452cm" svg:x="34.096cm" svg:y="18.514cm">
            <text:p text:style-name="P1">1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a 13" draw:style-name="gr12" draw:text-style-name="P1" svg:width="5.002cm" svg:height="0.664cm" svg:x="23.866cm" svg:y="18.965cm">
            <text:p text:style-name="P1">1:M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1" table:default-cell-style-name="ce2"/>
        <table:table-row table:style-name="ro1" table:number-rows-repeated="6">
          <table:table-cell table:number-columns-repeated="1023"/>
        </table:table-row>
        <table:table-row table:style-name="ro1">
          <table:table-cell table:number-columns-repeated="7"/>
          <table:table-cell table:style-name="ce3" office:value-type="string" calcext:value-type="string">
            <text:p>Usuario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#id: int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#nombreDeUsuario: Str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#clave: Str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Metodo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+login(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+logout()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3" office:value-type="string" calcext:value-type="string">
            <text:p>Cliente</text:p>
          </table:table-cell>
          <table:table-cell/>
          <table:table-cell table:style-name="ce3" office:value-type="string" calcext:value-type="string">
            <text:p>Admi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-domicilio: String</text:p>
          </table:table-cell>
          <table:table-cell/>
          <table:table-cell table:style-name="ce5" office:value-type="string" calcext:value-type="string">
            <text:p>-cargo: Strin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-mail: String</text:p>
          </table:table-cell>
          <table:table-cell/>
          <table:table-cell table:style-name="ce5" office:value-type="string" calcext:value-type="string">
            <text:p>-departamento: Strin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-telefono: String</text:p>
          </table:table-cell>
          <table:table-cell/>
          <table:table-cell table:style-name="ce5" office:value-type="string" calcext:value-type="string">
            <text:p>-almacen: Almac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+comprar<text:span text:style-name="T1">()</text:span>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ce3" office:value-type="string" calcext:value-type="string">
            <text:p>Almacen</text:p>
          </table:table-cell>
          <table:table-cell/>
          <table:table-cell table:style-name="ce3" office:value-type="string" calcext:value-type="string">
            <text:p>Pedido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 office:value-type="string" calcext:value-type="string">
            <text:p>Atributos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-idAlmacen: int</text:p>
          </table:table-cell>
          <table:table-cell/>
          <table:table-cell table:style-name="ce5" office:value-type="string" calcext:value-type="string">
            <text:p>-idPedido: int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-productos: Set&lt;Producto&gt;</text:p>
          </table:table-cell>
          <table:table-cell/>
          <table:table-cell table:style-name="ce5" office:value-type="string" calcext:value-type="string">
            <text:p>-producto: Producto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" office:value-type="string" calcext:value-type="string">
            <text:p>Compra</text:p>
          </table:table-cell>
          <table:table-cell table:number-columns-repeated="2"/>
          <table:table-cell table:style-name="ce4" office:value-type="string" calcext:value-type="string">
            <text:p>Metodos</text:p>
          </table:table-cell>
          <table:table-cell/>
          <table:table-cell table:style-name="ce5" office:value-type="string" calcext:value-type="string">
            <text:p>-cantidad: int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 table:number-columns-repeated="2"/>
          <table:table-cell table:style-name="ce5" office:value-type="string" calcext:value-type="string">
            <text:p>+agregarProducto()</text:p>
          </table:table-cell>
          <table:table-cell/>
          <table:table-cell table:style-name="ce5" office:value-type="string" calcext:value-type="string">
            <text:p>-fecha: LocalDat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idCompra: int</text:p>
          </table:table-cell>
          <table:table-cell table:number-columns-repeated="2"/>
          <table:table-cell table:style-name="ce5" office:value-type="string" calcext:value-type="string">
            <text:p>+modificarProducto()</text:p>
          </table:table-cell>
          <table:table-cell/>
          <table:table-cell table:style-name="ce6" office:value-type="string" calcext:value-type="string">
            <text:p>-proveedor: Proveedor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comprador: Cliente</text:p>
          </table:table-cell>
          <table:table-cell table:number-columns-repeated="2"/>
          <table:table-cell table:style-name="ce5" office:value-type="string" calcext:value-type="string">
            <text:p>+eliminarProducto()</text:p>
          </table:table-cell>
          <table:table-cell/>
          <table:table-cell table:style-name="ce6" office:value-type="string" calcext:value-type="string">
            <text:p>-almacen: Almacen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producto: Producto</text:p>
          </table:table-cell>
          <table:table-cell table:number-columns-repeated="2"/>
          <table:table-cell table:style-name="ce5" office:value-type="string" calcext:value-type="string">
            <text:p>+verStockDeProductos()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cantidadComprada: int</text:p>
          </table:table-cell>
          <table:table-cell table:number-columns-repeated="2"/>
          <table:table-cell table:style-name="ce5" office:value-type="string" calcext:value-type="string">
            <text:p>+pedidoProducto<text:span text:style-name="T1">()</text:span>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fechaCompra: LocalDate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-VerificarStock<text:span text:style-name="T1">()</text:span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ce3" office:value-type="string" calcext:value-type="string">
            <text:p>Lot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string" calcext:value-type="string">
            <text:p>Atributos</text:p>
          </table:table-cell>
          <table:table-cell/>
          <table:table-cell table:style-name="ce3" office:value-type="string" calcext:value-type="string">
            <text:p>Proveedor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" office:value-type="string" calcext:value-type="string">
            <text:p>Producto</text:p>
          </table:table-cell>
          <table:table-cell/>
          <table:table-cell table:style-name="ce5" office:value-type="string" calcext:value-type="string">
            <text:p>-idLote: int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/>
          <table:table-cell table:style-name="ce5" office:value-type="string" calcext:value-type="string">
            <text:p>-producto: Producto</text:p>
          </table:table-cell>
          <table:table-cell/>
          <table:table-cell table:style-name="ce5" office:value-type="string" calcext:value-type="string">
            <text:p>-idProveedor: i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>
            <text:p>-int idProduto: int</text:p>
          </table:table-cell>
          <table:table-cell/>
          <table:table-cell table:style-name="ce5" office:value-type="string" calcext:value-type="string">
            <text:p>-cantidad: int</text:p>
          </table:table-cell>
          <table:table-cell/>
          <table:table-cell table:style-name="ce5" office:value-type="string" calcext:value-type="string">
            <text:p>-pedido: Pedido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>
            <text:p>-nombreProducto: String</text:p>
          </table:table-cell>
          <table:table-cell/>
          <table:table-cell table:style-name="ce5" office:value-type="string" calcext:value-type="string">
            <text:p>-fechaIngreso: LocalDate</text:p>
          </table:table-cell>
          <table:table-cell/>
          <table:table-cell table:style-name="ce5" office:value-type="string" calcext:value-type="string">
            <text:p>-contacto: Str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>
            <text:p>-descripcion: String</text:p>
          </table:table-cell>
          <table:table-cell/>
          <table:table-cell table:style-name="ce6" office:value-type="string" calcext:value-type="string">
            <text:p>-proveedor: Proveedor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precio: float</text:p>
          </table:table-cell>
          <table:table-cell/>
          <table:table-cell table:style-name="ce4" office:value-type="string" calcext:value-type="string">
            <text:p>Metodo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: int</text:p>
          </table:table-cell>
          <table:table-cell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Critica: int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rradores" table:style-name="ta1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008" table:default-cell-style-name="ce1"/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tributo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#id: 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#nombreDeUsuario: Strin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#clave: Strin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todo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+login()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+logout(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iente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tributos</text:p>
          </table:table-cell>
          <table:table-cell/>
          <table:table-cell office:value-type="string" calcext:value-type="string">
            <text:p>Atributo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domicilio: String</text:p>
          </table:table-cell>
          <table:table-cell/>
          <table:table-cell office:value-type="string" calcext:value-type="string">
            <text:p>-cargo: Str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mail: String</text:p>
          </table:table-cell>
          <table:table-cell/>
          <table:table-cell office:value-type="string" calcext:value-type="string">
            <text:p>-departamento: Str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telefono: String</text:p>
          </table:table-cell>
          <table:table-cell/>
          <table:table-cell office:value-type="string" calcext:value-type="string">
            <text:p>-productos: Set&lt;Producto&gt;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todos</text:p>
          </table:table-cell>
          <table:table-cell/>
          <table:table-cell office:value-type="string" calcext:value-type="string">
            <text:p>Metodo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+comprar<text:span text:style-name="T1">()</text:span></text:p>
          </table:table-cell>
          <table:table-cell/>
          <table:table-cell office:value-type="string" calcext:value-type="string">
            <text:p>+agregarProducto()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+modificarProducto()</text:p>
          </table:table-cell>
          <table:table-cell table:number-columns-repeated="4"/>
          <table:table-cell office:value-type="string" calcext:value-type="string">
            <text:p>Producto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+eliminarProducto()</text:p>
          </table:table-cell>
          <table:table-cell table:number-columns-repeated="4"/>
          <table:table-cell office:value-type="string" calcext:value-type="string">
            <text:p>Atributos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+verStockDeProductos<text:span text:style-name="T1">()</text:span></text:p>
          </table:table-cell>
          <table:table-cell table:number-columns-repeated="4"/>
          <table:table-cell office:value-type="string" calcext:value-type="string">
            <text:p>-int idProduto: int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-nombreProducto: Str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-descripcion: String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Pedido</text:p>
          </table:table-cell>
          <table:table-cell table:number-columns-repeated="2"/>
          <table:table-cell office:value-type="string" calcext:value-type="string">
            <text:p>-precio: float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Atributos</text:p>
          </table:table-cell>
          <table:table-cell table:number-columns-repeated="2"/>
          <table:table-cell office:value-type="string" calcext:value-type="string">
            <text:p>-cantidad: int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-idPedido: int</text:p>
          </table:table-cell>
          <table:table-cell table:number-columns-repeated="2"/>
          <table:table-cell office:value-type="string" calcext:value-type="string">
            <text:p>-cantidadCritica: in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mpra</text:p>
          </table:table-cell>
          <table:table-cell/>
          <table:table-cell table:style-name="Default"/>
          <table:table-cell/>
          <table:table-cell office:value-type="string" calcext:value-type="string">
            <text:p>-producto: Producto</text:p>
          </table:table-cell>
          <table:table-cell table:number-columns-repeated="2"/>
          <table:table-cell office:value-type="string" calcext:value-type="string">
            <text:p>Metodo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ributos</text:p>
          </table:table-cell>
          <table:table-cell/>
          <table:table-cell table:style-name="Default"/>
          <table:table-cell/>
          <table:table-cell office:value-type="string" calcext:value-type="string">
            <text:p>-cantidad: in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idCompra: int</text:p>
          </table:table-cell>
          <table:table-cell/>
          <table:table-cell table:style-name="Default"/>
          <table:table-cell/>
          <table:table-cell office:value-type="string" calcext:value-type="string">
            <text:p>-fechaIngreso: LocalDat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comprador: Cliente</text:p>
          </table:table-cell>
          <table:table-cell/>
          <table:table-cell table:style-name="Default"/>
          <table:table-cell/>
          <table:table-cell office:value-type="string" calcext:value-type="string">
            <text:p>-proveedor: String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producto: ProductoSistema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cantidadComprada: int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fechaCompra: LocalDa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todos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3T20:57:18.578000000</dc:date>
    <meta:editing-duration>PT2H2M4S</meta:editing-duration>
    <meta:editing-cycles>23</meta:editing-cycles>
    <meta:generator>LibreOffice/7.3.4.2$Windows_X86_64 LibreOffice_project/728fec16bd5f605073805c3c9e7c4212a0120dc5</meta:generator>
    <meta:document-statistic meta:table-count="2" meta:cell-count="119" meta:object-count="13"/>
  </office:meta>
</office:document-meta>
</file>